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333333" loext:opacity="100%" style:font-name="Courier New" fo:font-size="10.5pt" fo:background-color="#ffffff" style:font-name-asian="Courier New1" style:font-size-asian="10.5pt" style:font-name-complex="Courier New1" style:font-size-complex="10.5pt"/>
    </style:style>
    <style:style style:name="P2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33333" loext:opacity="100%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</style:style>
    <style:style style:name="P4" style:family="paragraph" style:parent-style-name="Standard">
      <loext:graphic-properties draw:fill="solid" draw:fill-color="#ffffff"/>
      <style:paragraph-properties fo:margin-top="0.388cm" fo:margin-bottom="0.353cm" style:contextual-spacing="false" fo:line-height="100%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5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.388cm" fo:margin-bottom="0.353cm" style:contextual-spacing="false" fo:line-height="100%" fo:text-indent="0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7" style:family="paragraph" style:parent-style-name="Heading_20_4">
      <loext:graphic-properties draw:fill="solid" draw:fill-color="#ffffff"/>
      <style:paragraph-properties fo:margin-top="0cm" fo:margin-bottom="0.071cm" style:contextual-spacing="false" fo:line-height="100%" fo:keep-together="auto" fo:background-color="#ffffff" fo:keep-with-next="auto"/>
      <style:text-properties fo:color="#373d49" loext:opacity="100%" fo:font-size="11pt" fo:font-weight="bold" style:font-size-asian="11pt" style:font-weight-asian="bold" style:font-size-complex="11pt"/>
    </style:style>
    <style:style style:name="P8" style:family="paragraph" style:parent-style-name="Heading_20_3">
      <loext:graphic-properties draw:fill="solid" draw:fill-color="#ffffff"/>
      <style:paragraph-properties fo:margin-top="0cm" fo:margin-bottom="0.141cm" style:contextual-spacing="false" fo:line-height="100%" fo:keep-together="auto" fo:background-color="#ffffff" fo:keep-with-next="auto"/>
      <style:text-properties fo:color="#373d49" loext:opacity="100%" fo:font-size="13pt" fo:font-weight="bold" style:font-size-asian="13pt" style:font-weight-asian="bold" style:font-size-complex="13pt"/>
    </style:style>
    <style:style style:name="P9" style:family="paragraph" style:parent-style-name="Heading_20_2" style:master-page-name="Standard">
      <loext:graphic-properties draw:fill="solid" draw:fill-color="#ffffff"/>
      <style:paragraph-properties fo:margin-top="0cm" fo:margin-bottom="0.141cm" style:contextual-spacing="false" fo:line-height="100%" fo:keep-together="auto" style:page-number="1" fo:background-color="#ffffff" fo:keep-with-next="auto"/>
      <style:text-properties fo:color="#373d49" loext:opacity="100%" fo:font-size="17pt" fo:font-weight="bold" style:font-size-asian="17pt" style:font-weight-asian="bold" style:font-size-complex="17pt"/>
    </style:style>
    <style:style style:name="P10" style:family="paragraph" style:parent-style-name="Heading_20_3">
      <loext:graphic-properties draw:fill="solid" draw:fill-color="#ffffff"/>
      <style:paragraph-properties fo:margin-top="0cm" fo:margin-bottom="0.141cm" style:contextual-spacing="false" fo:line-height="100%" fo:keep-together="auto" fo:background-color="#ffffff" fo:keep-with-next="auto"/>
    </style:style>
    <style:style style:name="P11" style:family="paragraph" style:parent-style-name="Heading_20_3">
      <loext:graphic-properties draw:fill="solid" draw:fill-color="#ffffff"/>
      <style:paragraph-properties fo:margin-top="0cm" fo:margin-bottom="0.141cm" style:contextual-spacing="false" fo:line-height="100%" fo:keep-together="auto" fo:background-color="#ffffff" fo:keep-with-next="auto"/>
      <style:text-properties fo:color="#373d49" loext:opacity="100%" fo:font-size="13pt" style:font-size-asian="13pt" style:font-size-complex="13pt"/>
    </style:style>
    <style:style style:name="P12" style:family="paragraph" style:parent-style-name="Standard" style:list-style-name="WWNum7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3" style:family="paragraph" style:parent-style-name="Standard" style:list-style-name="WWNum7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4" style:family="paragraph" style:parent-style-name="Standard" style:list-style-name="WWNum7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5" style:family="paragraph" style:parent-style-name="Standard" style:list-style-name="WWNum6">
      <style:paragraph-properties fo:margin-left="2.54cm" fo:margin-right="0cm" fo:margin-top="0cm" fo:margin-bottom="0cm" style:contextual-spacing="false" fo:line-height="100%" fo:text-indent="-0.635cm" style:auto-text-indent="false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6" style:family="paragraph" style:parent-style-name="Standard" style:list-style-name="WWNum6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7" style:family="paragraph" style:parent-style-name="Standard" style:list-style-name="WWNum3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8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9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20" style:family="paragraph" style:parent-style-name="Standard" style:list-style-name="WWNum4">
      <loext:graphic-properties draw:fill="solid" draw:fill-color="#ffffff"/>
      <style:paragraph-properties fo:margin-left="2.54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21" style:family="paragraph" style:parent-style-name="Standard" style:list-style-name="WWNum4">
      <loext:graphic-properties draw:fill="solid" draw:fill-color="#ffffff"/>
      <style:paragraph-properties fo:margin-left="2.54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officeooo:paragraph-rsid="000a6657" style:font-name-asian="Georgia2" style:font-size-asian="10.5pt" style:font-name-complex="Georgia2" style:font-size-complex="10.5pt"/>
    </style:style>
    <style:style style:name="P22" style:family="paragraph" style:parent-style-name="Standard" style:list-style-name="WWNum8">
      <loext:graphic-properties draw:fill="solid" draw:fill-color="#ffffff"/>
      <style:paragraph-properties fo:margin-left="2.54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23" style:family="paragraph" style:parent-style-name="Standard" style:list-style-name="WWNum8">
      <loext:graphic-properties draw:fill="solid" draw:fill-color="#ffffff"/>
      <style:paragraph-properties fo:margin-left="2.54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24" style:family="paragraph" style:parent-style-name="Standard" style:list-style-name="WWNum2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25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26" style:family="paragraph" style:parent-style-name="Standard" style:list-style-name="WWNum6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27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28" style:family="paragraph" style:parent-style-name="Standard" style:list-style-name="WWNum4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officeooo:paragraph-rsid="000a6657" style:font-name-asian="Georgia2" style:font-size-asian="10.5pt" style:font-weight-asian="bold" style:font-name-complex="Georgia2" style:font-size-complex="10.5pt"/>
    </style:style>
    <style:style style:name="P29" style:family="paragraph" style:parent-style-name="Standard" style:list-style-name="WWNum8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30" style:family="paragraph" style:parent-style-name="Standard" style:list-style-name="WWNum6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</style:style>
    <style:style style:name="P31" style:family="paragraph" style:parent-style-name="Standard" style:list-style-name="WWNum1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</style:style>
    <style:style style:name="P32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</style:style>
    <style:style style:name="P33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</style:style>
    <style:style style:name="P34" style:family="paragraph" style:parent-style-name="Standard" style:list-style-name="WWNum5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</style:style>
    <style:style style:name="P35" style:family="paragraph" style:parent-style-name="Standard" style:list-style-name="WWNum4">
      <loext:graphic-properties draw:fill="solid" draw:fill-color="#ffffff"/>
      <style:paragraph-properties fo:margin-left="2.54cm" fo:margin-right="0cm" fo:margin-top="0cm" fo:margin-bottom="0cm" style:contextual-spacing="false" fo:line-height="100%" fo:text-indent="-0.635cm" style:auto-text-indent="false" fo:background-color="#ffffff"/>
      <style:text-properties style:use-window-font-color="true" loext:opacity="0%" style:font-name="Georgia1" fo:font-size="10.5pt" style:font-name-asian="Georgia2" style:font-size-asian="10.5pt" style:font-name-complex="Georgia2" style:font-size-complex="10.5pt"/>
    </style:style>
    <style:style style:name="P36" style:family="paragraph" style:parent-style-name="Standard" style:list-style-name="WWNum4">
      <loext:graphic-properties draw:fill="solid" draw:fill-color="#ffffff"/>
      <style:paragraph-properties fo:margin-left="2.54cm" fo:margin-right="0cm" fo:margin-top="0cm" fo:margin-bottom="0.353cm" style:contextual-spacing="false" fo:line-height="100%" fo:text-indent="-0.635cm" style:auto-text-indent="false" fo:background-color="#ffffff"/>
      <style:text-properties style:use-window-font-color="true" loext:opacity="0%" style:font-name="Georgia1" fo:font-size="10.5pt" style:font-name-asian="Georgia2" style:font-size-asian="10.5pt" style:font-name-complex="Georgia2" style:font-size-complex="10.5pt"/>
    </style:style>
    <style:style style:name="P37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style:use-window-font-color="true" loext:opacity="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38" style:family="paragraph" style:parent-style-name="Standard">
      <style:text-properties fo:color="#333333" loext:opacity="100%" style:font-name="Courier New" fo:font-size="10.5pt" style:font-name-asian="Courier New1" style:font-size-asian="10.5pt" style:font-name-complex="Courier New1" style:font-size-complex="10.5pt"/>
    </style:style>
    <style:style style:name="T1" style:family="text"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T2" style:family="text"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T3" style:family="text">
      <style:text-properties fo:color="#373d49" loext:opacity="100%" fo:font-size="13pt" fo:font-weight="bold" style:font-size-asian="13pt" style:font-weight-asian="bold" style:font-size-complex="13pt"/>
    </style:style>
    <style:style style:name="T4" style:family="text">
      <style:text-properties fo:color="#333333" loext:opacity="100%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c7254e" loext:opacity="100%" style:font-name="Courier New" fo:font-size="10.5pt" fo:background-color="#f9f2f4" loext:char-shading-value="0" style:font-name-asian="Courier New1" style:font-size-asian="10.5pt" style:font-name-complex="Courier New1" style:font-size-complex="10.5pt"/>
    </style:style>
    <style:style style:name="T6" style:family="text">
      <style:text-properties fo:background-color="#ffffff" loext:char-shading-value="0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5iia8tq3nupq"/>Roteiro de Laboratório Detalhado: Implementação do Protocolo IS-IS no Cisco Packet Tracer</text:p>
      <text:p text:style-name="Standard">Prof. Wendell Rodrigues</text:p>
      <text:p text:style-name="Standard"/>
      <text:p text:style-name="P10"><text:bookmark text:name="_plomrnw82duq"/><text:span text:style-name="T3">Objetivos do Laboratório:</text:span></text:p>
      <text:list xml:id="list3475540686" text:style-name="WWNum7">
        <text:list-item>
          <text:p text:style-name="P12">Compreender o funcionamento básico do protocolo IS-IS (Intermediate System to Intermediate System).</text:p>
        </text:list-item>
        <text:list-item>
          <text:p text:style-name="P13">Aprender a configurar o IS-IS em roteadores Cisco dentro do ambiente do Packet Tracer.</text:p>
        </text:list-item>
        <text:list-item>
          <text:p text:style-name="P14">Verificar a configuração do IS-IS e a conectividade entre dispositivos na rede.</text:p>
        </text:list-item>
      </text:list>
      <text:p text:style-name="P8"><text:bookmark text:name="_lt3d6nhn3oz"/>Equipamentos Necessários:</text:p>
      <text:list xml:id="list934744485" text:style-name="WWNum6">
        <text:list-item>
          <text:p text:style-name="P30"><text:span text:style-name="T2">Software:</text:span><text:span text:style-name="T1"> Cisco Packet Tracer (versão mais recente).</text:span></text:p>
        </text:list-item>
        <text:list-item>
          <text:p text:style-name="P26">Dispositivos Virtuais:</text:p>
          <text:list>
            <text:list-item>
              <text:p text:style-name="P15">3 Roteadores (Cisco 2911)</text:p>
            </text:list-item>
            <text:list-item>
              <text:p text:style-name="P15">3 Switches (Cisco 2960)</text:p>
            </text:list-item>
            <text:list-item>
              <text:p text:style-name="P16">3 PCs</text:p>
            </text:list-item>
          </text:list>
        </text:list-item>
      </text:list>
      <text:p text:style-name="P8"><text:bookmark text:name="_3jyv0yhrn1c4"/>Topologia Sugerida:</text:p>
      <text:list xml:id="list947150669" text:style-name="WWNum3">
        <text:list-item>
          <text:p text:style-name="P17">Conecte os três roteadores (R1, R2, R3) formando um triângulo.</text:p>
        </text:list-item>
        <text:list-item>
          <text:p text:style-name="P18">Conecte cada roteador a um switch.</text:p>
        </text:list-item>
        <text:list-item>
          <text:p text:style-name="P19">Conecte um PC a cada switch.</text:p>
        </text:list-item>
        <text:list-item>
          <text:p text:style-name="P19"/>
        </text:list-item>
      </text:list>
      <text:p text:style-name="P38"><text:span text:style-name="T6"><text:s text:c="2"/>PC1 ----- Switch1 -------- R1-\</text:span></text:p>
      <text:p text:style-name="P1"><text:s text:c="29"/>| <text:s text:c="2"/>\ <text:s text:c="5"/></text:p>
      <text:p text:style-name="P1"><text:s text:c="29"/>R2 — R3</text:p>
      <text:p text:style-name="P1"><text:s text:c="29"/>/ <text:s text:c="5"/>\</text:p>
      <text:p text:style-name="P1"><text:s text:c="15"/>PC2 ----- Switch2 <text:s text:c="4"/>Switch3 ----- PC3</text:p>
      <text:p text:style-name="P1"/>
      <text:p text:style-name="P11"><text:bookmark text:name="_o0xoathjxykw"/><text:span text:style-name="T7">Endereçamento IP e Configurações</text:span></text:p>
      <text:p text:style-name="P7"><text:bookmark text:name="_1by3lbgoar7l"/>Roteadores</text:p>
      <text:list xml:id="list3605279221" text:style-name="WWNum4">
        <text:list-item>
          <text:p text:style-name="P28">R1</text:p>
          <text:list>
            <text:list-item>
              <text:p text:style-name="P21">GigabitEthernet0/0: 10.0.12.1/24 (para R2)</text:p>
            </text:list-item>
            <text:list-item>
              <text:p text:style-name="P20">GigabitEthernet0/1: 10.0.13.1/24 (para R3)</text:p>
            </text:list-item>
          </text:list>
        </text:list-item>
        <text:list-item>
          <text:p text:style-name="P27">R2</text:p>
          <text:list>
            <text:list-item>
              <text:p text:style-name="P20">GigabitEthernet0/0: 10.0.12.2/24 (para R1)</text:p>
            </text:list-item>
            <text:list-item>
              <text:p text:style-name="P35">GigabitEthernet0/1: 10.0.23.2/24 (para R3)</text:p>
            </text:list-item>
          </text:list>
        </text:list-item>
        <text:list-item>
          <text:p text:style-name="P37">R3</text:p>
          <text:list>
            <text:list-item>
              <text:p text:style-name="P35">GigabitEthernet0/0: 10.0.13.3/24 (para R1)</text:p>
            </text:list-item>
            <text:list-item>
              <text:p text:style-name="P36">GigabitEthernet0/1: 10.0.23.3/24 (para R2)</text:p>
            </text:list-item>
          </text:list>
        </text:list-item>
      </text:list>
      <text:p text:style-name="P4">Acrescente pelo menos uma nova porta GigabitEthernet em cada roteador para se conectar aos switches.</text:p>
      <text:p text:style-name="P7"><text:bookmark text:name="_wgm610d9814a"/>PCs</text:p>
      <text:list xml:id="list2352447894" text:style-name="WWNum1">
        <text:list-item>
          <text:p text:style-name="P31"><text:span text:style-name="T2">PC1</text:span><text:span text:style-name="T1">: IP: 10.1.10.10, Subnet: 255.255.255.0, Gateway: 10.1.12.1</text:span></text:p>
        </text:list-item>
        <text:list-item>
          <text:p text:style-name="P32"><text:span text:style-name="T2">PC2</text:span><text:span text:style-name="T1">: IP: 10.2.10.10, Subnet: 255.255.255.0, Gateway: 10.1.23.2</text:span></text:p>
        </text:list-item>
        <text:list-item>
          <text:p text:style-name="P33"><text:span text:style-name="T2">PC3</text:span><text:span text:style-name="T1">: IP: 10.3.10.10, Subnet: 255.255.255.0, Gateway: 10.1.13.3</text:span></text:p>
        </text:list-item>
      </text:list>
      <text:p text:style-name="P8"><text:bookmark text:name="_uaztaidbjwwx"/><text:soft-page-break/>Configuração dos Dispositivos</text:p>
      <text:p text:style-name="P7"><text:bookmark text:name="_i0gggevrri2z"/>Passo 1: Configuração Básica dos Roteadores</text:p>
      <text:p text:style-name="P5">Para cada roteador (R1, R2, R3), configure o hostname, desabilite a busca de domínio e configure as interfaces de rede com os endereços IP apropriados.</text:p>
      <text:p text:style-name="P3"><text:span text:style-name="T2">Exemplo para R1:<text:line-break/></text:span><text:span text:style-name="T4">enable</text:span></text:p>
      <text:p text:style-name="P2">configure terminal</text:p>
      <text:p text:style-name="P2">hostname R1</text:p>
      <text:p text:style-name="P2">no ip domain-lookup</text:p>
      <text:p text:style-name="P2">interface GigabitEthernet0/0</text:p>
      <text:p text:style-name="P2">ip address 10.0.12.1 255.255.255.0</text:p>
      <text:p text:style-name="P2">no shutdown</text:p>
      <text:p text:style-name="P2">exit</text:p>
      <text:p text:style-name="P2">interface GigabitEthernet0/1</text:p>
      <text:p text:style-name="P2">ip address 10.0.13.1 255.255.255.0</text:p>
      <text:p text:style-name="P2">no shutdown</text:p>
      <text:p text:style-name="P2">exit</text:p>
      <text:p text:style-name="P2">interface GigabitEthernet1/0</text:p>
      <text:p text:style-name="P2">ip address 10.1.10.1 255.255.255.0 #mudar para 10.2.10.1 em R2….</text:p>
      <text:p text:style-name="P2">no shutdown</text:p>
      <text:p text:style-name="P2">exit</text:p>
      <text:p text:style-name="P2">exit</text:p>
      <text:p text:style-name="P7"><text:bookmark text:name="_qtsyljgeuyqs"/>Passo 2: Configuração do IS-IS</text:p>
      <text:p text:style-name="P5">Habilite o IS-IS e configure cada interface para participar do processo IS-IS.</text:p>
      <text:p text:style-name="P3"><text:span text:style-name="T2">Exemplo para R1:<text:line-break/></text:span><text:span text:style-name="T4">configure terminal</text:span></text:p>
      <text:p text:style-name="P2">router isis</text:p>
      <text:p text:style-name="P2">net 49.0001.0000.0000.0001.00</text:p>
      <text:p text:style-name="P2"><text:soft-page-break/>exit</text:p>
      <text:p text:style-name="P2">interface GigabitEthernet0/0</text:p>
      <text:p text:style-name="P2">ip router isis</text:p>
      <text:p text:style-name="P2">exit</text:p>
      <text:p text:style-name="P2">interface GigabitEthernet0/1</text:p>
      <text:p text:style-name="P2">ip router isis</text:p>
      <text:p text:style-name="P2">exit</text:p>
      <text:p text:style-name="P2">interface GigabitEthernet1/0</text:p>
      <text:p text:style-name="P2">ip router isis</text:p>
      <text:p text:style-name="P2">exit</text:p>
      <text:p text:style-name="P6"/>
      <text:p text:style-name="P8"><text:bookmark text:name="_6zige6pdfthb"/>Passo 3: Verificação da Configuração</text:p>
      <text:p text:style-name="P5">Após configurar todos os roteadores, verifique o estado do IS-IS e a conectividade entre os dispositivos.</text:p>
      <text:p text:style-name="P3"><text:span text:style-name="T2">Verificar a tabela de roteamento IS-IS em R1:<text:line-break/></text:span><text:span text:style-name="T4">show isis database</text:span></text:p>
      <text:list xml:id="list1394077331" text:style-name="WWNum8">
        <text:list-item>
          <text:p text:style-name="P29">Testar a conectividade entre PCs usando ping:</text:p>
          <text:list>
            <text:list-item>
              <text:p text:style-name="P22">De PC1 para PC2 e PC3.</text:p>
            </text:list-item>
            <text:list-item>
              <text:p text:style-name="P22">De PC2 para PC1 e PC3.</text:p>
            </text:list-item>
            <text:list-item>
              <text:p text:style-name="P23">De PC3 para PC1 e PC2.</text:p>
            </text:list-item>
          </text:list>
        </text:list-item>
      </text:list>
      <text:p text:style-name="P8"><text:bookmark text:name="_g4d1d2anybog"/>Solução de Problemas</text:p>
      <text:p text:style-name="P5">Se a conectividade falhar, verifique:</text:p>
      <text:list xml:id="list3265010960" text:style-name="WWNum2">
        <text:list-item>
          <text:p text:style-name="P24">Se todas as interfaces estão configuradas corretamente e estão em estado “up”.</text:p>
        </text:list-item>
        <text:list-item>
          <text:p text:style-name="P25">Se o protocolo IS-IS está habilitado e configurado corretamente em todas as interfaces relevantes.</text:p>
        </text:list-item>
      </text:list>
      <text:list xml:id="list4268736602" text:style-name="WWNum5">
        <text:list-item>
          <text:p text:style-name="P34"><text:span text:style-name="T1">As adjacências IS-IS usando o comando </text:span><text:span text:style-name="T5">show isis neighbors</text:span><text:span text:style-name="T1">.</text:span></text:p>
        </text:list-item>
      </text:list>
      <text:p text:style-name="P8"><text:bookmark text:name="_m0m5w5ervhf"/>Conclusão</text:p>
      <text:p text:style-name="P5">Este laboratório oferece uma experiência prática com o protocolo de roteamento IS-IS, desde a configuração básica dos roteadores até a verificação da conectividade entre redes. Ao seguir este roteiro, os alunos ganharão compreensão sobre a implementação e o funcionamento do IS-IS em um ambiente controlado.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9" style:display-name="ListLabel 29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47" style:display-name="ListLabel 47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65" style:display-name="ListLabel 65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30T16:56:29.250456841</dc:date>
    <meta:editing-duration>PT8M13S</meta:editing-duration>
    <meta:editing-cycles>2</meta:editing-cycles>
    <meta:document-statistic meta:table-count="0" meta:image-count="0" meta:object-count="0" meta:page-count="3" meta:paragraph-count="87" meta:word-count="487" meta:character-count="3327" meta:non-whitespace-character-count="2835"/>
  </office:meta>
</office:document-meta>
</file>